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1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1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1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13" style:family="table-cell" style:parent-style-name="Default">
      <style:table-cell-properties fo:border="0.035cm solid #000000"/>
    </style:style>
    <style:style style:name="ce14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15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16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17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18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19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20" style:family="table-cell" style:parent-style-name="Default">
      <style:table-cell-properties fo:background-color="#333333"/>
    </style:style>
    <style:style style:name="ce21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22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23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24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25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6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27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28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29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30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31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32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33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34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35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36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37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8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39" style:family="table-cell" style:parent-style-name="Default">
      <style:table-cell-properties fo:border-bottom="none" fo:border-left="0.088cm solid #000000" fo:border-right="none" fo:border-top="0.088cm solid #000000"/>
      <style:map style:condition="cell-content()&gt;=100" style:apply-style-name="Bez_20_tytułu1" style:base-cell-address="Plansza00.A1"/>
    </style:style>
    <style:style style:name="ce40" style:family="table-cell" style:parent-style-name="Default">
      <style:table-cell-properties fo:border-bottom="none" fo:border-left="0.088cm solid #000000" fo:border-right="none" fo:border-top="none"/>
      <style:map style:condition="cell-content()&gt;=100" style:apply-style-name="Bez_20_tytułu1" style:base-cell-address="Plansza00.A1"/>
    </style:style>
    <style:style style:name="ce41" style:family="table-cell" style:parent-style-name="Default">
      <style:table-cell-properties fo:border-bottom="0.088cm solid #000000" fo:border-left="0.088cm solid #000000" fo:border-right="none" fo:border-top="none"/>
      <style:map style:condition="cell-content()&gt;=100" style:apply-style-name="Bez_20_tytułu1" style:base-cell-address="Plansza00.A1"/>
    </style:style>
    <style:style style:name="ce42" style:family="table-cell" style:parent-style-name="Default">
      <style:table-cell-properties fo:border-bottom="none" fo:border-left="0.088cm solid #000000" fo:border-right="none" fo:border-top="0.088cm solid #000000"/>
      <style:map style:condition="is-true-formula([.A1]&gt;0)" style:apply-style-name="Bez_20_tytułu3" style:base-cell-address="Plansza00.A15"/>
    </style:style>
    <style:style style:name="ce43" style:family="table-cell" style:parent-style-name="Default">
      <style:table-cell-properties fo:border-bottom="none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4" style:family="table-cell" style:parent-style-name="Default">
      <style:table-cell-properties fo:border-bottom="0.088cm solid #000000" fo:border-left="0.088cm solid #000000" fo:border-right="none" fo:border-top="none"/>
      <style:map style:condition="is-true-formula([.A1]&gt;0)" style:apply-style-name="Bez_20_tytułu3" style:base-cell-address="Plansza00.A15"/>
    </style:style>
    <style:style style:name="ce45" style:family="table-cell" style:parent-style-name="Default">
      <style:table-cell-properties fo:border-bottom="none" fo:border-left="none" fo:border-right="none" fo:border-top="0.088cm solid #000000"/>
      <style:map style:condition="cell-content()&gt;=100" style:apply-style-name="Bez_20_tytułu1" style:base-cell-address="Plansza00.A1"/>
    </style:style>
    <style:style style:name="ce46" style:family="table-cell" style:parent-style-name="Default">
      <style:table-cell-properties fo:border="none"/>
      <style:map style:condition="cell-content()&gt;=100" style:apply-style-name="Bez_20_tytułu1" style:base-cell-address="Plansza00.A1"/>
    </style:style>
    <style:style style:name="ce47" style:family="table-cell" style:parent-style-name="Default">
      <style:table-cell-properties fo:border-bottom="0.088cm solid #000000" fo:border-left="none" fo:border-right="none" fo:border-top="none"/>
      <style:map style:condition="cell-content()&gt;=100" style:apply-style-name="Bez_20_tytułu1" style:base-cell-address="Plansza00.A1"/>
    </style:style>
    <style:style style:name="ce48" style:family="table-cell" style:parent-style-name="Default">
      <style:table-cell-properties fo:border-bottom="none" fo:border-left="none" fo:border-right="none" fo:border-top="0.088cm solid #000000"/>
      <style:map style:condition="is-true-formula([.A1]&gt;0)" style:apply-style-name="Bez_20_tytułu3" style:base-cell-address="Plansza00.A15"/>
    </style:style>
    <style:style style:name="ce49" style:family="table-cell" style:parent-style-name="Default">
      <style:table-cell-properties fo:border="none"/>
      <style:map style:condition="is-true-formula([.A1]&gt;0)" style:apply-style-name="Bez_20_tytułu3" style:base-cell-address="Plansza00.A15"/>
    </style:style>
    <style:style style:name="ce50" style:family="table-cell" style:parent-style-name="Default">
      <style:table-cell-properties fo:border-bottom="0.088cm solid #000000" fo:border-left="none" fo:border-right="none" fo:border-top="none"/>
      <style:map style:condition="is-true-formula([.A1]&gt;0)" style:apply-style-name="Bez_20_tytułu3" style:base-cell-address="Plansza00.A15"/>
    </style:style>
    <style:style style:name="ce51" style:family="table-cell" style:parent-style-name="Default">
      <style:table-cell-properties fo:border-bottom="none" fo:border-left="none" fo:border-right="0.088cm solid #000000" fo:border-top="0.088cm solid #000000"/>
      <style:map style:condition="cell-content()&gt;=100" style:apply-style-name="Bez_20_tytułu1" style:base-cell-address="Plansza00.A1"/>
    </style:style>
    <style:style style:name="ce52" style:family="table-cell" style:parent-style-name="Default">
      <style:table-cell-properties fo:border-bottom="none" fo:border-left="none" fo:border-right="0.088cm solid #000000" fo:border-top="none"/>
      <style:map style:condition="cell-content()&gt;=100" style:apply-style-name="Bez_20_tytułu1" style:base-cell-address="Plansza00.A1"/>
    </style:style>
    <style:style style:name="ce53" style:family="table-cell" style:parent-style-name="Default">
      <style:table-cell-properties fo:border-bottom="0.088cm solid #000000" fo:border-left="none" fo:border-right="0.088cm solid #000000" fo:border-top="none"/>
      <style:map style:condition="cell-content()&gt;=100" style:apply-style-name="Bez_20_tytułu1" style:base-cell-address="Plansza00.A1"/>
    </style:style>
    <style:style style:name="ce54" style:family="table-cell" style:parent-style-name="Default">
      <style:table-cell-properties fo:border-bottom="none" fo:border-left="none" fo:border-right="0.088cm solid #000000" fo:border-top="0.088cm solid #000000"/>
      <style:map style:condition="is-true-formula([.A1]&gt;0)" style:apply-style-name="Bez_20_tytułu3" style:base-cell-address="Plansza00.A15"/>
    </style:style>
    <style:style style:name="ce55" style:family="table-cell" style:parent-style-name="Default">
      <style:table-cell-properties fo:border-bottom="none" fo:border-left="none" fo:border-right="0.088cm solid #000000" fo:border-top="none"/>
      <style:map style:condition="is-true-formula([.A1]&gt;0)" style:apply-style-name="Bez_20_tytułu3" style:base-cell-address="Plansza00.A15"/>
    </style:style>
    <style:style style:name="ce56" style:family="table-cell" style:parent-style-name="Default">
      <style:table-cell-properties fo:border-bottom="0.088cm solid #000000" fo:border-left="none" fo:border-right="0.088cm solid #000000" fo:border-top="none"/>
      <style:map style:condition="is-true-formula([.A1]&gt;0)" style:apply-style-name="Bez_20_tytułu3" style:base-cell-address="Plansza00.A15"/>
    </style:style>
  </office:automatic-styles>
  <office:body>
    <office:spreadsheet>
      <table:table table:name="Plansza0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float" office:value="100">
            <text:p>100</text:p>
          </table:table-cell>
          <table:table-cell table:number-columns-repeated="8" table:style-name="ce7" office:value-type="float" office:value="100">
            <text:p>100</text:p>
          </table:table-cell>
          <table:table-cell table:style-name="ce14" office:value-type="float" office:value="100">
            <text:p>10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0,0,0,100,0),(0,0,0,1,100,0),(0,0,0,2,100,0),(0,0,0,3,100,0),(0,0,0,4,100,0),(0,0,0,5,100,0),(0,0,0,6,100,0),(0,0,0,7,100,0),(0,0,0,8,100,0),(0,0,0,9,100,0);">
            <text:p>INSERT INTO pola(planszax, planszay, x , y, rodzaj, stwor) VALUES (0,0,0,0,100,0),(0,0,0,1,100,0),(0,0,0,2,100,0),(0,0,0,3,100,0),(0,0,0,4,100,0),(0,0,0,5,100,0),(0,0,0,6,100,0),(0,0,0,7,100,0),(0,0,0,8,100,0),(0,0,0,9,10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3" table:style-name="ce8" office:value-type="float" office:value="100">
            <text:p>100</text:p>
          </table:table-cell>
          <table:table-cell table:style-name="ce8" office:value-type="float" office:value="102">
            <text:p>102</text:p>
          </table:table-cell>
          <table:table-cell table:style-name="ce8" office:value-type="float" office:value="103">
            <text:p>103</text:p>
          </table:table-cell>
          <table:table-cell table:number-columns-repeated="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0,1,0,100,0),(0,0,1,1,100,0),(0,0,1,2,100,0),(0,0,1,3,100,0),(0,0,1,4,102,0),(0,0,1,5,103,0),(0,0,1,6,100,0),(0,0,1,7,100,0),(0,0,1,8,100,0),(0,0,1,9,0,0);">
            <text:p>INSERT INTO pola(planszax, planszay, x , y, rodzaj, stwor) VALUES (0,0,1,0,100,0),(0,0,1,1,100,0),(0,0,1,2,100,0),(0,0,1,3,100,0),(0,0,1,4,102,0),(0,0,1,5,103,0),(0,0,1,6,100,0),(0,0,1,7,100,0),(0,0,1,8,100,0),(0,0,1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0,2,0,100,0),(0,0,2,1,100,0),(0,0,2,2,100,0),(0,0,2,3,0,0),(0,0,2,4,0,0),(0,0,2,5,0,0),(0,0,2,6,100,0),(0,0,2,7,100,0),(0,0,2,8,0,0),(0,0,2,9,0,0);">
            <text:p>INSERT INTO pola(planszax, planszay, x , y, rodzaj, stwor) VALUES (0,0,2,0,100,0),(0,0,2,1,100,0),(0,0,2,2,100,0),(0,0,2,3,0,0),(0,0,2,4,0,0),(0,0,2,5,0,0),(0,0,2,6,100,0),(0,0,2,7,100,0),(0,0,2,8,0,0),(0,0,2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0,3,0,100,0),(0,0,3,1,100,0),(0,0,3,2,0,0),(0,0,3,3,0,0),(0,0,3,4,0,0),(0,0,3,5,0,0),(0,0,3,6,0,1),(0,0,3,7,100,0),(0,0,3,8,0,0),(0,0,3,9,0,0);">
            <text:p>INSERT INTO pola(planszax, planszay, x , y, rodzaj, stwor) VALUES (0,0,3,0,100,0),(0,0,3,1,100,0),(0,0,3,2,0,0),(0,0,3,3,0,0),(0,0,3,4,0,0),(0,0,3,5,0,0),(0,0,3,6,0,1),(0,0,3,7,100,0),(0,0,3,8,0,0),(0,0,3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1">
            <text:p>101</text:p>
          </table:table-cell>
          <table:table-cell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0,4,0,100,0),(0,0,4,1,100,0),(0,0,4,2,0,0),(0,0,4,3,0,0),(0,0,4,4,101,0),(0,0,4,5,0,0),(0,0,4,6,0,0),(0,0,4,7,0,0),(0,0,4,8,0,0),(0,0,4,9,0,0);">
            <text:p>INSERT INTO pola(planszax, planszay, x , y, rodzaj, stwor) VALUES (0,0,4,0,100,0),(0,0,4,1,100,0),(0,0,4,2,0,0),(0,0,4,3,0,0),(0,0,4,4,101,0),(0,0,4,5,0,0),(0,0,4,6,0,0),(0,0,4,7,0,0),(0,0,4,8,0,0),(0,0,4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3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0,5,0,100,0),(0,0,5,1,100,0),(0,0,5,2,100,0),(0,0,5,3,0,0),(0,0,5,4,0,0),(0,0,5,5,0,0),(0,0,5,6,0,0),(0,0,5,7,0,0),(0,0,5,8,0,0),(0,0,5,9,0,0);">
            <text:p>INSERT INTO pola(planszax, planszay, x , y, rodzaj, stwor) VALUES (0,0,5,0,100,0),(0,0,5,1,100,0),(0,0,5,2,100,0),(0,0,5,3,0,0),(0,0,5,4,0,0),(0,0,5,5,0,0),(0,0,5,6,0,0),(0,0,5,7,0,0),(0,0,5,8,0,0),(0,0,5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0,6,0,100,0),(0,0,6,1,100,0),(0,0,6,2,0,1),(0,0,6,3,0,0),(0,0,6,4,0,0),(0,0,6,5,0,0),(0,0,6,6,0,0),(0,0,6,7,0,0),(0,0,6,8,0,0),(0,0,6,9,0,0);">
            <text:p>INSERT INTO pola(planszax, planszay, x , y, rodzaj, stwor) VALUES (0,0,6,0,100,0),(0,0,6,1,100,0),(0,0,6,2,0,1),(0,0,6,3,0,0),(0,0,6,4,0,0),(0,0,6,5,0,0),(0,0,6,6,0,0),(0,0,6,7,0,0),(0,0,6,8,0,0),(0,0,6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number-columns-repeated="2" table:style-name="ce8" office:value-type="float" office:value="100">
            <text:p>1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8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0,7,0,100,0),(0,0,7,1,100,0),(0,0,7,2,100,0),(0,0,7,3,0,0),(0,0,7,4,0,1),(0,0,7,5,100,0),(0,0,7,6,100,0),(0,0,7,7,0,0),(0,0,7,8,0,0),(0,0,7,9,0,0);">
            <text:p>INSERT INTO pola(planszax, planszay, x , y, rodzaj, stwor) VALUES (0,0,7,0,100,0),(0,0,7,1,100,0),(0,0,7,2,100,0),(0,0,7,3,0,0),(0,0,7,4,0,1),(0,0,7,5,100,0),(0,0,7,6,100,0),(0,0,7,7,0,0),(0,0,7,8,0,0),(0,0,7,9,0,0);</text:p>
          </table:table-cell>
        </table:table-row>
        <table:table-row table:style-name="ro1">
          <table:table-cell table:style-name="ce2" office:value-type="float" office:value="100">
            <text:p>100</text:p>
          </table:table-cell>
          <table:table-cell table:style-name="ce8" office:value-type="float" office:value="100">
            <text:p>100</text:p>
          </table:table-cell>
          <table:table-cell table:number-columns-repeated="4" table:style-name="ce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0,8,0,100,0),(0,0,8,1,100,0),(0,0,8,2,0,0),(0,0,8,3,0,0),(0,0,8,4,0,0),(0,0,8,5,0,0),(0,0,8,6,0,0),(0,0,8,7,0,0),(0,0,8,8,0,0),(0,0,8,9,0,0);">
            <text:p>INSERT INTO pola(planszax, planszay, x , y, rodzaj, stwor) VALUES (0,0,8,0,100,0),(0,0,8,1,100,0),(0,0,8,2,0,0),(0,0,8,3,0,0),(0,0,8,4,0,0),(0,0,8,5,0,0),(0,0,8,6,0,0),(0,0,8,7,0,0),(0,0,8,8,0,0),(0,0,8,9,0,0);</text:p>
          </table:table-cell>
        </table:table-row>
        <table:table-row table:style-name="ro1">
          <table:table-cell table:style-name="ce3" office:value-type="float" office:value="100">
            <text:p>100</text:p>
          </table:table-cell>
          <table:table-cell table:number-columns-repeated="8" table:style-name="ce9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0,9,0,100,0),(0,0,9,1,0,0),(0,0,9,2,0,0),(0,0,9,3,0,0),(0,0,9,4,0,0),(0,0,9,5,0,0),(0,0,9,6,0,0),(0,0,9,7,0,0),(0,0,9,8,0,0),(0,0,9,9,0,0);">
            <text:p>INSERT INTO pola(planszax, planszay, x , y, rodzaj, stwor) VALUES (0,0,9,0,100,0),(0,0,9,1,0,0),(0,0,9,2,0,0),(0,0,9,3,0,0),(0,0,9,4,0,0),(0,0,9,5,0,0),(0,0,9,6,0,0),(0,0,9,7,0,0),(0,0,9,8,0,0),(0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number-columns-repeated="2"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" office:value-type="float" office:value="0">
            <text:p>0</text:p>
          </table:table-cell>
          <table:table-cell table:number-columns-repeated="8" table:style-name="ce10" office:value-type="float" office:value="0">
            <text:p>0</text:p>
          </table:table-cell>
          <table:table-cell table:style-name="ce17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5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2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6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3" table:style-name="ce11" office:value-type="float" office:value="0">
            <text:p>0</text:p>
          </table:table-cell>
          <table:table-cell table:style-name="ce11" office:value-type="float" office:value="1">
            <text:p>1</text:p>
          </table:table-cell>
          <table:table-cell table:number-columns-repeated="4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8" table:style-name="ce11" office:value-type="float" office:value="0">
            <text:p>0</text:p>
          </table:table-cell>
          <table:table-cell table:style-name="ce18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6" office:value-type="float" office:value="0">
            <text:p>0</text:p>
          </table:table-cell>
          <table:table-cell table:number-columns-repeated="8" table:style-name="ce12" office:value-type="float" office:value="0">
            <text:p>0</text:p>
          </table:table-cell>
          <table:table-cell table:style-name="ce19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01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28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21" office:value-type="float" office:value="100">
            <text:p>100</text:p>
          </table:table-cell>
          <table:table-cell table:number-columns-repeated="8" table:style-name="ce27" office:value-type="float" office:value="100">
            <text:p>100</text:p>
          </table:table-cell>
          <table:table-cell table:style-name="ce33" office:value-type="float" office:value="100">
            <text:p>10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0,1,0,0,100,0),(0,1,0,1,100,0),(0,1,0,2,100,0),(0,1,0,3,100,0),(0,1,0,4,100,0),(0,1,0,5,100,0),(0,1,0,6,100,0),(0,1,0,7,100,0),(0,1,0,8,100,0),(0,1,0,9,100,0);">
            <text:p>INSERT INTO pola(planszax, planszay, x , y, rodzaj, stwor) VALUES (0,1,0,0,100,0),(0,1,0,1,100,0),(0,1,0,2,100,0),(0,1,0,3,100,0),(0,1,0,4,100,0),(0,1,0,5,100,0),(0,1,0,6,100,0),(0,1,0,7,100,0),(0,1,0,8,100,0),(0,1,0,9,10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3" table:style-name="ce28" office:value-type="float" office:value="100">
            <text:p>10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0,1,1,0,0,0),(0,1,1,1,100,0),(0,1,1,2,100,0),(0,1,1,3,100,0),(0,1,1,4,0,0),(0,1,1,5,0,0),(0,1,1,6,0,0),(0,1,1,7,0,0),(0,1,1,8,0,0),(0,1,1,9,0,0);">
            <text:p>INSERT INTO pola(planszax, planszay, x , y, rodzaj, stwor) VALUES (0,1,1,0,0,0),(0,1,1,1,100,0),(0,1,1,2,100,0),(0,1,1,3,100,0),(0,1,1,4,0,0),(0,1,1,5,0,0),(0,1,1,6,0,0),(0,1,1,7,0,0),(0,1,1,8,0,0),(0,1,1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0,1,2,0,0,0),(0,1,2,1,0,0),(0,1,2,2,0,0),(0,1,2,3,100,0),(0,1,2,4,100,0),(0,1,2,5,0,0),(0,1,2,6,0,0),(0,1,2,7,0,0),(0,1,2,8,100,0),(0,1,2,9,0,0);">
            <text:p>INSERT INTO pola(planszax, planszay, x , y, rodzaj, stwor) VALUES (0,1,2,0,0,0),(0,1,2,1,0,0),(0,1,2,2,0,0),(0,1,2,3,100,0),(0,1,2,4,100,0),(0,1,2,5,0,0),(0,1,2,6,0,0),(0,1,2,7,0,0),(0,1,2,8,100,0),(0,1,2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2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0,1,3,0,0,0),(0,1,3,1,0,0),(0,1,3,2,0,0),(0,1,3,3,100,0),(0,1,3,4,0,0),(0,1,3,5,0,0),(0,1,3,6,0,0),(0,1,3,7,0,0),(0,1,3,8,0,0),(0,1,3,9,0,0);">
            <text:p>INSERT INTO pola(planszax, planszay, x , y, rodzaj, stwor) VALUES (0,1,3,0,0,0),(0,1,3,1,0,0),(0,1,3,2,0,0),(0,1,3,3,100,0),(0,1,3,4,0,0),(0,1,3,5,0,0),(0,1,3,6,0,0),(0,1,3,7,0,0),(0,1,3,8,0,0),(0,1,3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5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style-name="ce34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0,1,4,0,0,0),(0,1,4,1,0,0),(0,1,4,2,0,0),(0,1,4,3,0,0),(0,1,4,4,0,0),(0,1,4,5,0,0),(0,1,4,6,0,0),(0,1,4,7,0,0),(0,1,4,8,100,0),(0,1,4,9,0,0);">
            <text:p>INSERT INTO pola(planszax, planszay, x , y, rodzaj, stwor) VALUES (0,1,4,0,0,0),(0,1,4,1,0,0),(0,1,4,2,0,0),(0,1,4,3,0,0),(0,1,4,4,0,0),(0,1,4,5,0,0),(0,1,4,6,0,0),(0,1,4,7,0,0),(0,1,4,8,100,0),(0,1,4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4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0,1,5,0,0,0),(0,1,5,1,0,0),(0,1,5,2,0,0),(0,1,5,3,0,0),(0,1,5,4,0,0),(0,1,5,5,100,0),(0,1,5,6,0,0),(0,1,5,7,0,0),(0,1,5,8,0,0),(0,1,5,9,0,0);">
            <text:p>INSERT INTO pola(planszax, planszay, x , y, rodzaj, stwor) VALUES (0,1,5,0,0,0),(0,1,5,1,0,0),(0,1,5,2,0,0),(0,1,5,3,0,0),(0,1,5,4,0,0),(0,1,5,5,100,0),(0,1,5,6,0,0),(0,1,5,7,0,0),(0,1,5,8,0,0),(0,1,5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3" table:style-name="ce28" office:value-type="float" office:value="0">
            <text:p>0</text:p>
          </table:table-cell>
          <table:table-cell table:number-columns-repeated="2" table:style-name="ce28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0,1,6,0,0,0),(0,1,6,1,0,0),(0,1,6,2,0,0),(0,1,6,3,0,0),(0,1,6,4,100,0),(0,1,6,5,100,0),(0,1,6,6,100,0),(0,1,6,7,0,0),(0,1,6,8,0,0),(0,1,6,9,0,0);">
            <text:p>INSERT INTO pola(planszax, planszay, x , y, rodzaj, stwor) VALUES (0,1,6,0,0,0),(0,1,6,1,0,0),(0,1,6,2,0,0),(0,1,6,3,0,0),(0,1,6,4,100,0),(0,1,6,5,100,0),(0,1,6,6,100,0),(0,1,6,7,0,0),(0,1,6,8,0,0),(0,1,6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number-columns-repeated="4" table:style-name="ce28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0,1,7,0,0,0),(0,1,7,1,0,0),(0,1,7,2,0,0),(0,1,7,3,0,0),(0,1,7,4,0,0),(0,1,7,5,100,0),(0,1,7,6,0,0),(0,1,7,7,0,0),(0,1,7,8,0,0),(0,1,7,9,0,0);">
            <text:p>INSERT INTO pola(planszax, planszay, x , y, rodzaj, stwor) VALUES (0,1,7,0,0,0),(0,1,7,1,0,0),(0,1,7,2,0,0),(0,1,7,3,0,0),(0,1,7,4,0,0),(0,1,7,5,100,0),(0,1,7,6,0,0),(0,1,7,7,0,0),(0,1,7,8,0,0),(0,1,7,9,0,0);</text:p>
          </table:table-cell>
        </table:table-row>
        <table:table-row table:style-name="ro1">
          <table:table-cell table:style-name="ce22" office:value-type="float" office:value="0">
            <text:p>0</text:p>
          </table:table-cell>
          <table:table-cell table:style-name="ce28" office:value-type="float" office:value="100">
            <text:p>100</text:p>
          </table:table-cell>
          <table:table-cell table:number-columns-repeated="4" table:style-name="ce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28" office:value-type="float" office:value="0">
            <text:p>0</text:p>
          </table:table-cell>
          <table:table-cell table:style-name="ce34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0,1,8,0,0,0),(0,1,8,1,100,0),(0,1,8,2,0,0),(0,1,8,3,0,0),(0,1,8,4,0,0),(0,1,8,5,0,0),(0,1,8,6,0,0),(0,1,8,7,0,0),(0,1,8,8,0,0),(0,1,8,9,0,0);">
            <text:p>INSERT INTO pola(planszax, planszay, x , y, rodzaj, stwor) VALUES (0,1,8,0,0,0),(0,1,8,1,100,0),(0,1,8,2,0,0),(0,1,8,3,0,0),(0,1,8,4,0,0),(0,1,8,5,0,0),(0,1,8,6,0,0),(0,1,8,7,0,0),(0,1,8,8,0,0),(0,1,8,9,0,0);</text:p>
          </table:table-cell>
        </table:table-row>
        <table:table-row table:style-name="ro1">
          <table:table-cell table:style-name="ce23" office:value-type="float" office:value="0">
            <text:p>0</text:p>
          </table:table-cell>
          <table:table-cell table:number-columns-repeated="8" table:style-name="ce29" office:value-type="float" office:value="0">
            <text:p>0</text:p>
          </table:table-cell>
          <table:table-cell table:style-name="ce35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0,1,9,0,0,0),(0,1,9,1,0,0),(0,1,9,2,0,0),(0,1,9,3,0,0),(0,1,9,4,0,0),(0,1,9,5,0,0),(0,1,9,6,0,0),(0,1,9,7,0,0),(0,1,9,8,0,0),(0,1,9,9,0,0);">
            <text:p>INSERT INTO pola(planszax, planszay, x , y, rodzaj, stwor) VALUES (0,1,9,0,0,0),(0,1,9,1,0,0),(0,1,9,2,0,0),(0,1,9,3,0,0),(0,1,9,4,0,0),(0,1,9,5,0,0),(0,1,9,6,0,0),(0,1,9,7,0,0),(0,1,9,8,0,0),(0,1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0">
            <text:p>0</text:p>
          </table:table-cell>
          <table:table-cell table:style-name="ce13" office:value-type="float" office:value="1">
            <text:p>1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24" office:value-type="float" office:value="0">
            <text:p>0</text:p>
          </table:table-cell>
          <table:table-cell table:number-columns-repeated="8" table:style-name="ce30" office:value-type="float" office:value="0">
            <text:p>0</text:p>
          </table:table-cell>
          <table:table-cell table:style-name="ce36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5" office:value-type="float" office:value="0">
            <text:p>0</text:p>
          </table:table-cell>
          <table:table-cell table:number-columns-repeated="8" table:style-name="ce31" office:value-type="float" office:value="0">
            <text:p>0</text:p>
          </table:table-cell>
          <table:table-cell table:style-name="ce37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26" office:value-type="float" office:value="0">
            <text:p>0</text:p>
          </table:table-cell>
          <table:table-cell table:number-columns-repeated="8" table:style-name="ce32" office:value-type="float" office:value="0">
            <text:p>0</text:p>
          </table:table-cell>
          <table:table-cell table:style-name="ce38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Plansza10" table:style-name="ta1" table:print="false">
        <table:table-column table:style-name="co1" table:number-columns-repeated="6" table:default-cell-style-name="Default"/>
        <table:table-column table:style-name="co1" table:number-columns-repeated="2" table:default-cell-style-name="ce46"/>
        <table:table-column table:style-name="co1" table:number-columns-repeated="2" table:default-cell-style-name="Default"/>
        <table:table-column table:style-name="co2" table:number-columns-repeated="6" table:default-cell-style-name="Default"/>
        <table:table-row table:style-name="ro1">
          <table:table-cell table:style-name="ce39" office:value-type="float" office:value="100">
            <text:p>100</text:p>
          </table:table-cell>
          <table:table-cell table:number-columns-repeated="8" table:style-name="ce45" office:value-type="float" office:value="0">
            <text:p>0</text:p>
          </table:table-cell>
          <table:table-cell table:style-name="ce51" office:value-type="float" office:value="0">
            <text:p>0</text:p>
          </table:table-cell>
          <table:table-cell table:number-columns-repeated="2"/>
          <table:table-cell table:style-name="ce20" office:value-type="float" office:value="100">
            <text:p>100</text:p>
          </table:table-cell>
          <table:table-cell table:number-columns-repeated="2"/>
          <table:table-cell table:formula="of:=&quot;INSERT INTO pola(planszax, planszay, x , y, rodzaj, stwor) VALUES (&quot;&amp;[.$G$13]&amp;&quot;,&quot;&amp;[.$H$13]&amp;&quot;,&quot;&amp;ROW([.A1])-1&amp;&quot;,0,&quot;&amp;[.A1]&amp;&quot;,&quot;&amp;[.A15]&amp;&quot;),(&quot;&amp;[.$G$13]&amp;&quot;,&quot;&amp;[.$H$13]&amp;&quot;,&quot;&amp;ROW([.B1])-1&amp;&quot;,1,&quot;&amp;[.B1]&amp;&quot;,&quot;&amp;[.B15]&amp;&quot;),(&quot;&amp;[.$G$13]&amp;&quot;,&quot;&amp;[.$H$13]&amp;&quot;,&quot;&amp;ROW([.C1])-1&amp;&quot;,2,&quot;&amp;[.C1]&amp;&quot;,&quot;&amp;[.C15]&amp;&quot;),(&quot;&amp;[.$G$13]&amp;&quot;,&quot;&amp;[.$H$13]&amp;&quot;,&quot;&amp;ROW([.D1])-1&amp;&quot;,3,&quot;&amp;[.D1]&amp;&quot;,&quot;&amp;[.D15]&amp;&quot;),(&quot;&amp;[.$G$13]&amp;&quot;,&quot;&amp;[.$H$13]&amp;&quot;,&quot;&amp;ROW([.E1])-1&amp;&quot;,4,&quot;&amp;[.E1]&amp;&quot;,&quot;&amp;[.E15]&amp;&quot;),(&quot;&amp;[.$G$13]&amp;&quot;,&quot;&amp;[.$H$13]&amp;&quot;,&quot;&amp;ROW([.F1])-1&amp;&quot;,5,&quot;&amp;[.F1]&amp;&quot;,&quot;&amp;[.F15]&amp;&quot;),(&quot;&amp;[.$G$13]&amp;&quot;,&quot;&amp;[.$H$13]&amp;&quot;,&quot;&amp;ROW([.G1])-1&amp;&quot;,6,&quot;&amp;[.G1]&amp;&quot;,&quot;&amp;[.G15]&amp;&quot;),(&quot;&amp;[.$G$13]&amp;&quot;,&quot;&amp;[.$H$13]&amp;&quot;,&quot;&amp;ROW([.H1])-1&amp;&quot;,7,&quot;&amp;[.H1]&amp;&quot;,&quot;&amp;[.H15]&amp;&quot;),(&quot;&amp;[.$G$13]&amp;&quot;,&quot;&amp;[.$H$13]&amp;&quot;,&quot;&amp;ROW([.I1])-1&amp;&quot;,8,&quot;&amp;[.I1]&amp;&quot;,&quot;&amp;[.I15]&amp;&quot;),(&quot;&amp;[.$G$13]&amp;&quot;,&quot;&amp;[.$H$13]&amp;&quot;,&quot;&amp;ROW([.J1])-1&amp;&quot;,9,&quot;&amp;[.J1]&amp;&quot;,&quot;&amp;[.J15]&amp;&quot;);&quot;" office:value-type="string" office:string-value="INSERT INTO pola(planszax, planszay, x , y, rodzaj, stwor) VALUES (1,0,0,0,100,0),(1,0,0,1,0,0),(1,0,0,2,0,0),(1,0,0,3,0,0),(1,0,0,4,0,0),(1,0,0,5,0,0),(1,0,0,6,0,0),(1,0,0,7,0,0),(1,0,0,8,0,0),(1,0,0,9,0,0);">
            <text:p>INSERT INTO pola(planszax, planszay, x , y, rodzaj, stwor) VALUES (1,0,0,0,100,0),(1,0,0,1,0,0),(1,0,0,2,0,0),(1,0,0,3,0,0),(1,0,0,4,0,0),(1,0,0,5,0,0),(1,0,0,6,0,0),(1,0,0,7,0,0),(1,0,0,8,0,0),(1,0,0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5" table:style-name="ce46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2])-1&amp;&quot;,0,&quot;&amp;[.A2]&amp;&quot;,&quot;&amp;[.A16]&amp;&quot;),(&quot;&amp;[.$G$13]&amp;&quot;,&quot;&amp;[.$H$13]&amp;&quot;,&quot;&amp;ROW([.B2])-1&amp;&quot;,1,&quot;&amp;[.B2]&amp;&quot;,&quot;&amp;[.B16]&amp;&quot;),(&quot;&amp;[.$G$13]&amp;&quot;,&quot;&amp;[.$H$13]&amp;&quot;,&quot;&amp;ROW([.C2])-1&amp;&quot;,2,&quot;&amp;[.C2]&amp;&quot;,&quot;&amp;[.C16]&amp;&quot;),(&quot;&amp;[.$G$13]&amp;&quot;,&quot;&amp;[.$H$13]&amp;&quot;,&quot;&amp;ROW([.D2])-1&amp;&quot;,3,&quot;&amp;[.D2]&amp;&quot;,&quot;&amp;[.D16]&amp;&quot;),(&quot;&amp;[.$G$13]&amp;&quot;,&quot;&amp;[.$H$13]&amp;&quot;,&quot;&amp;ROW([.E2])-1&amp;&quot;,4,&quot;&amp;[.E2]&amp;&quot;,&quot;&amp;[.E16]&amp;&quot;),(&quot;&amp;[.$G$13]&amp;&quot;,&quot;&amp;[.$H$13]&amp;&quot;,&quot;&amp;ROW([.F2])-1&amp;&quot;,5,&quot;&amp;[.F2]&amp;&quot;,&quot;&amp;[.F16]&amp;&quot;),(&quot;&amp;[.$G$13]&amp;&quot;,&quot;&amp;[.$H$13]&amp;&quot;,&quot;&amp;ROW([.G2])-1&amp;&quot;,6,&quot;&amp;[.G2]&amp;&quot;,&quot;&amp;[.G16]&amp;&quot;),(&quot;&amp;[.$G$13]&amp;&quot;,&quot;&amp;[.$H$13]&amp;&quot;,&quot;&amp;ROW([.H2])-1&amp;&quot;,7,&quot;&amp;[.H2]&amp;&quot;,&quot;&amp;[.H16]&amp;&quot;),(&quot;&amp;[.$G$13]&amp;&quot;,&quot;&amp;[.$H$13]&amp;&quot;,&quot;&amp;ROW([.I2])-1&amp;&quot;,8,&quot;&amp;[.I2]&amp;&quot;,&quot;&amp;[.I16]&amp;&quot;),(&quot;&amp;[.$G$13]&amp;&quot;,&quot;&amp;[.$H$13]&amp;&quot;,&quot;&amp;ROW([.J2])-1&amp;&quot;,9,&quot;&amp;[.J2]&amp;&quot;,&quot;&amp;[.J16]&amp;&quot;);&quot;" office:value-type="string" office:string-value="INSERT INTO pola(planszax, planszay, x , y, rodzaj, stwor) VALUES (1,0,1,0,100,0),(1,0,1,1,0,0),(1,0,1,2,0,0),(1,0,1,3,0,0),(1,0,1,4,0,0),(1,0,1,5,0,0),(1,0,1,6,100,0),(1,0,1,7,0,0),(1,0,1,8,0,0),(1,0,1,9,0,0);">
            <text:p>INSERT INTO pola(planszax, planszay, x , y, rodzaj, stwor) VALUES (1,0,1,0,100,0),(1,0,1,1,0,0),(1,0,1,2,0,0),(1,0,1,3,0,0),(1,0,1,4,0,0),(1,0,1,5,0,0),(1,0,1,6,100,0),(1,0,1,7,0,0),(1,0,1,8,0,0),(1,0,1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3])-1&amp;&quot;,0,&quot;&amp;[.A3]&amp;&quot;,&quot;&amp;[.A17]&amp;&quot;),(&quot;&amp;[.$G$13]&amp;&quot;,&quot;&amp;[.$H$13]&amp;&quot;,&quot;&amp;ROW([.B3])-1&amp;&quot;,1,&quot;&amp;[.B3]&amp;&quot;,&quot;&amp;[.B17]&amp;&quot;),(&quot;&amp;[.$G$13]&amp;&quot;,&quot;&amp;[.$H$13]&amp;&quot;,&quot;&amp;ROW([.C3])-1&amp;&quot;,2,&quot;&amp;[.C3]&amp;&quot;,&quot;&amp;[.C17]&amp;&quot;),(&quot;&amp;[.$G$13]&amp;&quot;,&quot;&amp;[.$H$13]&amp;&quot;,&quot;&amp;ROW([.D3])-1&amp;&quot;,3,&quot;&amp;[.D3]&amp;&quot;,&quot;&amp;[.D17]&amp;&quot;),(&quot;&amp;[.$G$13]&amp;&quot;,&quot;&amp;[.$H$13]&amp;&quot;,&quot;&amp;ROW([.E3])-1&amp;&quot;,4,&quot;&amp;[.E3]&amp;&quot;,&quot;&amp;[.E17]&amp;&quot;),(&quot;&amp;[.$G$13]&amp;&quot;,&quot;&amp;[.$H$13]&amp;&quot;,&quot;&amp;ROW([.F3])-1&amp;&quot;,5,&quot;&amp;[.F3]&amp;&quot;,&quot;&amp;[.F17]&amp;&quot;),(&quot;&amp;[.$G$13]&amp;&quot;,&quot;&amp;[.$H$13]&amp;&quot;,&quot;&amp;ROW([.G3])-1&amp;&quot;,6,&quot;&amp;[.G3]&amp;&quot;,&quot;&amp;[.G17]&amp;&quot;),(&quot;&amp;[.$G$13]&amp;&quot;,&quot;&amp;[.$H$13]&amp;&quot;,&quot;&amp;ROW([.H3])-1&amp;&quot;,7,&quot;&amp;[.H3]&amp;&quot;,&quot;&amp;[.H17]&amp;&quot;),(&quot;&amp;[.$G$13]&amp;&quot;,&quot;&amp;[.$H$13]&amp;&quot;,&quot;&amp;ROW([.I3])-1&amp;&quot;,8,&quot;&amp;[.I3]&amp;&quot;,&quot;&amp;[.I17]&amp;&quot;),(&quot;&amp;[.$G$13]&amp;&quot;,&quot;&amp;[.$H$13]&amp;&quot;,&quot;&amp;ROW([.J3])-1&amp;&quot;,9,&quot;&amp;[.J3]&amp;&quot;,&quot;&amp;[.J17]&amp;&quot;);&quot;" office:value-type="string" office:string-value="INSERT INTO pola(planszax, planszay, x , y, rodzaj, stwor) VALUES (1,0,2,0,100,0),(1,0,2,1,100,0),(1,0,2,2,0,0),(1,0,2,3,100,0),(1,0,2,4,0,0),(1,0,2,5,100,0),(1,0,2,6,100,0),(1,0,2,7,0,0),(1,0,2,8,0,0),(1,0,2,9,0,0);">
            <text:p>INSERT INTO pola(planszax, planszay, x , y, rodzaj, stwor) VALUES (1,0,2,0,100,0),(1,0,2,1,100,0),(1,0,2,2,0,0),(1,0,2,3,100,0),(1,0,2,4,0,0),(1,0,2,5,100,0),(1,0,2,6,100,0),(1,0,2,7,0,0),(1,0,2,8,0,0),(1,0,2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number-columns-repeated="4"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4])-1&amp;&quot;,0,&quot;&amp;[.A4]&amp;&quot;,&quot;&amp;[.A18]&amp;&quot;),(&quot;&amp;[.$G$13]&amp;&quot;,&quot;&amp;[.$H$13]&amp;&quot;,&quot;&amp;ROW([.B4])-1&amp;&quot;,1,&quot;&amp;[.B4]&amp;&quot;,&quot;&amp;[.B18]&amp;&quot;),(&quot;&amp;[.$G$13]&amp;&quot;,&quot;&amp;[.$H$13]&amp;&quot;,&quot;&amp;ROW([.C4])-1&amp;&quot;,2,&quot;&amp;[.C4]&amp;&quot;,&quot;&amp;[.C18]&amp;&quot;),(&quot;&amp;[.$G$13]&amp;&quot;,&quot;&amp;[.$H$13]&amp;&quot;,&quot;&amp;ROW([.D4])-1&amp;&quot;,3,&quot;&amp;[.D4]&amp;&quot;,&quot;&amp;[.D18]&amp;&quot;),(&quot;&amp;[.$G$13]&amp;&quot;,&quot;&amp;[.$H$13]&amp;&quot;,&quot;&amp;ROW([.E4])-1&amp;&quot;,4,&quot;&amp;[.E4]&amp;&quot;,&quot;&amp;[.E18]&amp;&quot;),(&quot;&amp;[.$G$13]&amp;&quot;,&quot;&amp;[.$H$13]&amp;&quot;,&quot;&amp;ROW([.F4])-1&amp;&quot;,5,&quot;&amp;[.F4]&amp;&quot;,&quot;&amp;[.F18]&amp;&quot;),(&quot;&amp;[.$G$13]&amp;&quot;,&quot;&amp;[.$H$13]&amp;&quot;,&quot;&amp;ROW([.G4])-1&amp;&quot;,6,&quot;&amp;[.G4]&amp;&quot;,&quot;&amp;[.G18]&amp;&quot;),(&quot;&amp;[.$G$13]&amp;&quot;,&quot;&amp;[.$H$13]&amp;&quot;,&quot;&amp;ROW([.H4])-1&amp;&quot;,7,&quot;&amp;[.H4]&amp;&quot;,&quot;&amp;[.H18]&amp;&quot;),(&quot;&amp;[.$G$13]&amp;&quot;,&quot;&amp;[.$H$13]&amp;&quot;,&quot;&amp;ROW([.I4])-1&amp;&quot;,8,&quot;&amp;[.I4]&amp;&quot;,&quot;&amp;[.I18]&amp;&quot;),(&quot;&amp;[.$G$13]&amp;&quot;,&quot;&amp;[.$H$13]&amp;&quot;,&quot;&amp;ROW([.J4])-1&amp;&quot;,9,&quot;&amp;[.J4]&amp;&quot;,&quot;&amp;[.J18]&amp;&quot;);&quot;" office:value-type="string" office:string-value="INSERT INTO pola(planszax, planszay, x , y, rodzaj, stwor) VALUES (1,0,3,0,100,0),(1,0,3,1,0,0),(1,0,3,2,100,0),(1,0,3,3,100,0),(1,0,3,4,100,0),(1,0,3,5,100,0),(1,0,3,6,100,0),(1,0,3,7,0,0),(1,0,3,8,0,0),(1,0,3,9,0,0);">
            <text:p>INSERT INTO pola(planszax, planszay, x , y, rodzaj, stwor) VALUES (1,0,3,0,100,0),(1,0,3,1,0,0),(1,0,3,2,100,0),(1,0,3,3,100,0),(1,0,3,4,100,0),(1,0,3,5,100,0),(1,0,3,6,100,0),(1,0,3,7,0,0),(1,0,3,8,0,0),(1,0,3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number-columns-repeated="2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office:value-type="string">
            <text:p>plansza</text:p>
          </table:table-cell>
          <table:table-cell table:number-columns-repeated="4"/>
          <table:table-cell table:formula="of:=&quot;INSERT INTO pola(planszax, planszay, x , y, rodzaj, stwor) VALUES (&quot;&amp;[.$G$13]&amp;&quot;,&quot;&amp;[.$H$13]&amp;&quot;,&quot;&amp;ROW([.A5])-1&amp;&quot;,0,&quot;&amp;[.A5]&amp;&quot;,&quot;&amp;[.A19]&amp;&quot;),(&quot;&amp;[.$G$13]&amp;&quot;,&quot;&amp;[.$H$13]&amp;&quot;,&quot;&amp;ROW([.B5])-1&amp;&quot;,1,&quot;&amp;[.B5]&amp;&quot;,&quot;&amp;[.B19]&amp;&quot;),(&quot;&amp;[.$G$13]&amp;&quot;,&quot;&amp;[.$H$13]&amp;&quot;,&quot;&amp;ROW([.C5])-1&amp;&quot;,2,&quot;&amp;[.C5]&amp;&quot;,&quot;&amp;[.C19]&amp;&quot;),(&quot;&amp;[.$G$13]&amp;&quot;,&quot;&amp;[.$H$13]&amp;&quot;,&quot;&amp;ROW([.D5])-1&amp;&quot;,3,&quot;&amp;[.D5]&amp;&quot;,&quot;&amp;[.D19]&amp;&quot;),(&quot;&amp;[.$G$13]&amp;&quot;,&quot;&amp;[.$H$13]&amp;&quot;,&quot;&amp;ROW([.E5])-1&amp;&quot;,4,&quot;&amp;[.E5]&amp;&quot;,&quot;&amp;[.E19]&amp;&quot;),(&quot;&amp;[.$G$13]&amp;&quot;,&quot;&amp;[.$H$13]&amp;&quot;,&quot;&amp;ROW([.F5])-1&amp;&quot;,5,&quot;&amp;[.F5]&amp;&quot;,&quot;&amp;[.F19]&amp;&quot;),(&quot;&amp;[.$G$13]&amp;&quot;,&quot;&amp;[.$H$13]&amp;&quot;,&quot;&amp;ROW([.G5])-1&amp;&quot;,6,&quot;&amp;[.G5]&amp;&quot;,&quot;&amp;[.G19]&amp;&quot;),(&quot;&amp;[.$G$13]&amp;&quot;,&quot;&amp;[.$H$13]&amp;&quot;,&quot;&amp;ROW([.H5])-1&amp;&quot;,7,&quot;&amp;[.H5]&amp;&quot;,&quot;&amp;[.H19]&amp;&quot;),(&quot;&amp;[.$G$13]&amp;&quot;,&quot;&amp;[.$H$13]&amp;&quot;,&quot;&amp;ROW([.I5])-1&amp;&quot;,8,&quot;&amp;[.I5]&amp;&quot;,&quot;&amp;[.I19]&amp;&quot;),(&quot;&amp;[.$G$13]&amp;&quot;,&quot;&amp;[.$H$13]&amp;&quot;,&quot;&amp;ROW([.J5])-1&amp;&quot;,9,&quot;&amp;[.J5]&amp;&quot;,&quot;&amp;[.J19]&amp;&quot;);&quot;" office:value-type="string" office:string-value="INSERT INTO pola(planszax, planszay, x , y, rodzaj, stwor) VALUES (1,0,4,0,100,0),(1,0,4,1,0,0),(1,0,4,2,0,0),(1,0,4,3,100,0),(1,0,4,4,0,0),(1,0,4,5,0,0),(1,0,4,6,0,2),(1,0,4,7,0,0),(1,0,4,8,0,0),(1,0,4,9,0,0);">
            <text:p>INSERT INTO pola(planszax, planszay, x , y, rodzaj, stwor) VALUES (1,0,4,0,100,0),(1,0,4,1,0,0),(1,0,4,2,0,0),(1,0,4,3,100,0),(1,0,4,4,0,0),(1,0,4,5,0,0),(1,0,4,6,0,2),(1,0,4,7,0,0),(1,0,4,8,0,0),(1,0,4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number-columns-repeated="3"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6])-1&amp;&quot;,0,&quot;&amp;[.A6]&amp;&quot;,&quot;&amp;[.A20]&amp;&quot;),(&quot;&amp;[.$G$13]&amp;&quot;,&quot;&amp;[.$H$13]&amp;&quot;,&quot;&amp;ROW([.B6])-1&amp;&quot;,1,&quot;&amp;[.B6]&amp;&quot;,&quot;&amp;[.B20]&amp;&quot;),(&quot;&amp;[.$G$13]&amp;&quot;,&quot;&amp;[.$H$13]&amp;&quot;,&quot;&amp;ROW([.C6])-1&amp;&quot;,2,&quot;&amp;[.C6]&amp;&quot;,&quot;&amp;[.C20]&amp;&quot;),(&quot;&amp;[.$G$13]&amp;&quot;,&quot;&amp;[.$H$13]&amp;&quot;,&quot;&amp;ROW([.D6])-1&amp;&quot;,3,&quot;&amp;[.D6]&amp;&quot;,&quot;&amp;[.D20]&amp;&quot;),(&quot;&amp;[.$G$13]&amp;&quot;,&quot;&amp;[.$H$13]&amp;&quot;,&quot;&amp;ROW([.E6])-1&amp;&quot;,4,&quot;&amp;[.E6]&amp;&quot;,&quot;&amp;[.E20]&amp;&quot;),(&quot;&amp;[.$G$13]&amp;&quot;,&quot;&amp;[.$H$13]&amp;&quot;,&quot;&amp;ROW([.F6])-1&amp;&quot;,5,&quot;&amp;[.F6]&amp;&quot;,&quot;&amp;[.F20]&amp;&quot;),(&quot;&amp;[.$G$13]&amp;&quot;,&quot;&amp;[.$H$13]&amp;&quot;,&quot;&amp;ROW([.G6])-1&amp;&quot;,6,&quot;&amp;[.G6]&amp;&quot;,&quot;&amp;[.G20]&amp;&quot;),(&quot;&amp;[.$G$13]&amp;&quot;,&quot;&amp;[.$H$13]&amp;&quot;,&quot;&amp;ROW([.H6])-1&amp;&quot;,7,&quot;&amp;[.H6]&amp;&quot;,&quot;&amp;[.H20]&amp;&quot;),(&quot;&amp;[.$G$13]&amp;&quot;,&quot;&amp;[.$H$13]&amp;&quot;,&quot;&amp;ROW([.I6])-1&amp;&quot;,8,&quot;&amp;[.I6]&amp;&quot;,&quot;&amp;[.I20]&amp;&quot;),(&quot;&amp;[.$G$13]&amp;&quot;,&quot;&amp;[.$H$13]&amp;&quot;,&quot;&amp;ROW([.J6])-1&amp;&quot;,9,&quot;&amp;[.J6]&amp;&quot;,&quot;&amp;[.J20]&amp;&quot;);&quot;" office:value-type="string" office:string-value="INSERT INTO pola(planszax, planszay, x , y, rodzaj, stwor) VALUES (1,0,5,0,100,0),(1,0,5,1,100,0),(1,0,5,2,0,0),(1,0,5,3,0,0),(1,0,5,4,0,0),(1,0,5,5,100,0),(1,0,5,6,100,0),(1,0,5,7,0,0),(1,0,5,8,0,0),(1,0,5,9,0,0);">
            <text:p>INSERT INTO pola(planszax, planszay, x , y, rodzaj, stwor) VALUES (1,0,5,0,100,0),(1,0,5,1,100,0),(1,0,5,2,0,0),(1,0,5,3,0,0),(1,0,5,4,0,0),(1,0,5,5,100,0),(1,0,5,6,100,0),(1,0,5,7,0,0),(1,0,5,8,0,0),(1,0,5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4"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7])-1&amp;&quot;,0,&quot;&amp;[.A7]&amp;&quot;,&quot;&amp;[.A21]&amp;&quot;),(&quot;&amp;[.$G$13]&amp;&quot;,&quot;&amp;[.$H$13]&amp;&quot;,&quot;&amp;ROW([.B7])-1&amp;&quot;,1,&quot;&amp;[.B7]&amp;&quot;,&quot;&amp;[.B21]&amp;&quot;),(&quot;&amp;[.$G$13]&amp;&quot;,&quot;&amp;[.$H$13]&amp;&quot;,&quot;&amp;ROW([.C7])-1&amp;&quot;,2,&quot;&amp;[.C7]&amp;&quot;,&quot;&amp;[.C21]&amp;&quot;),(&quot;&amp;[.$G$13]&amp;&quot;,&quot;&amp;[.$H$13]&amp;&quot;,&quot;&amp;ROW([.D7])-1&amp;&quot;,3,&quot;&amp;[.D7]&amp;&quot;,&quot;&amp;[.D21]&amp;&quot;),(&quot;&amp;[.$G$13]&amp;&quot;,&quot;&amp;[.$H$13]&amp;&quot;,&quot;&amp;ROW([.E7])-1&amp;&quot;,4,&quot;&amp;[.E7]&amp;&quot;,&quot;&amp;[.E21]&amp;&quot;),(&quot;&amp;[.$G$13]&amp;&quot;,&quot;&amp;[.$H$13]&amp;&quot;,&quot;&amp;ROW([.F7])-1&amp;&quot;,5,&quot;&amp;[.F7]&amp;&quot;,&quot;&amp;[.F21]&amp;&quot;),(&quot;&amp;[.$G$13]&amp;&quot;,&quot;&amp;[.$H$13]&amp;&quot;,&quot;&amp;ROW([.G7])-1&amp;&quot;,6,&quot;&amp;[.G7]&amp;&quot;,&quot;&amp;[.G21]&amp;&quot;),(&quot;&amp;[.$G$13]&amp;&quot;,&quot;&amp;[.$H$13]&amp;&quot;,&quot;&amp;ROW([.H7])-1&amp;&quot;,7,&quot;&amp;[.H7]&amp;&quot;,&quot;&amp;[.H21]&amp;&quot;),(&quot;&amp;[.$G$13]&amp;&quot;,&quot;&amp;[.$H$13]&amp;&quot;,&quot;&amp;ROW([.I7])-1&amp;&quot;,8,&quot;&amp;[.I7]&amp;&quot;,&quot;&amp;[.I21]&amp;&quot;),(&quot;&amp;[.$G$13]&amp;&quot;,&quot;&amp;[.$H$13]&amp;&quot;,&quot;&amp;ROW([.J7])-1&amp;&quot;,9,&quot;&amp;[.J7]&amp;&quot;,&quot;&amp;[.J21]&amp;&quot;);&quot;" office:value-type="string" office:string-value="INSERT INTO pola(planszax, planszay, x , y, rodzaj, stwor) VALUES (1,0,6,0,100,0),(1,0,6,1,100,0),(1,0,6,2,100,0),(1,0,6,3,100,0),(1,0,6,4,100,0),(1,0,6,5,0,0),(1,0,6,6,0,0),(1,0,6,7,0,0),(1,0,6,8,0,0),(1,0,6,9,0,0);">
            <text:p>INSERT INTO pola(planszax, planszay, x , y, rodzaj, stwor) VALUES (1,0,6,0,100,0),(1,0,6,1,100,0),(1,0,6,2,100,0),(1,0,6,3,100,0),(1,0,6,4,100,0),(1,0,6,5,0,0),(1,0,6,6,0,0),(1,0,6,7,0,0),(1,0,6,8,0,0),(1,0,6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0">
            <text:p>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8])-1&amp;&quot;,0,&quot;&amp;[.A8]&amp;&quot;,&quot;&amp;[.A22]&amp;&quot;),(&quot;&amp;[.$G$13]&amp;&quot;,&quot;&amp;[.$H$13]&amp;&quot;,&quot;&amp;ROW([.B8])-1&amp;&quot;,1,&quot;&amp;[.B8]&amp;&quot;,&quot;&amp;[.B22]&amp;&quot;),(&quot;&amp;[.$G$13]&amp;&quot;,&quot;&amp;[.$H$13]&amp;&quot;,&quot;&amp;ROW([.C8])-1&amp;&quot;,2,&quot;&amp;[.C8]&amp;&quot;,&quot;&amp;[.C22]&amp;&quot;),(&quot;&amp;[.$G$13]&amp;&quot;,&quot;&amp;[.$H$13]&amp;&quot;,&quot;&amp;ROW([.D8])-1&amp;&quot;,3,&quot;&amp;[.D8]&amp;&quot;,&quot;&amp;[.D22]&amp;&quot;),(&quot;&amp;[.$G$13]&amp;&quot;,&quot;&amp;[.$H$13]&amp;&quot;,&quot;&amp;ROW([.E8])-1&amp;&quot;,4,&quot;&amp;[.E8]&amp;&quot;,&quot;&amp;[.E22]&amp;&quot;),(&quot;&amp;[.$G$13]&amp;&quot;,&quot;&amp;[.$H$13]&amp;&quot;,&quot;&amp;ROW([.F8])-1&amp;&quot;,5,&quot;&amp;[.F8]&amp;&quot;,&quot;&amp;[.F22]&amp;&quot;),(&quot;&amp;[.$G$13]&amp;&quot;,&quot;&amp;[.$H$13]&amp;&quot;,&quot;&amp;ROW([.G8])-1&amp;&quot;,6,&quot;&amp;[.G8]&amp;&quot;,&quot;&amp;[.G22]&amp;&quot;),(&quot;&amp;[.$G$13]&amp;&quot;,&quot;&amp;[.$H$13]&amp;&quot;,&quot;&amp;ROW([.H8])-1&amp;&quot;,7,&quot;&amp;[.H8]&amp;&quot;,&quot;&amp;[.H22]&amp;&quot;),(&quot;&amp;[.$G$13]&amp;&quot;,&quot;&amp;[.$H$13]&amp;&quot;,&quot;&amp;ROW([.I8])-1&amp;&quot;,8,&quot;&amp;[.I8]&amp;&quot;,&quot;&amp;[.I22]&amp;&quot;),(&quot;&amp;[.$G$13]&amp;&quot;,&quot;&amp;[.$H$13]&amp;&quot;,&quot;&amp;ROW([.J8])-1&amp;&quot;,9,&quot;&amp;[.J8]&amp;&quot;,&quot;&amp;[.J22]&amp;&quot;);&quot;" office:value-type="string" office:string-value="INSERT INTO pola(planszax, planszay, x , y, rodzaj, stwor) VALUES (1,0,7,0,100,0),(1,0,7,1,100,0),(1,0,7,2,0,0),(1,0,7,3,100,0),(1,0,7,4,0,0),(1,0,7,5,100,0),(1,0,7,6,0,0),(1,0,7,7,0,0),(1,0,7,8,0,0),(1,0,7,9,0,0);">
            <text:p>INSERT INTO pola(planszax, planszay, x , y, rodzaj, stwor) VALUES (1,0,7,0,100,0),(1,0,7,1,100,0),(1,0,7,2,0,0),(1,0,7,3,100,0),(1,0,7,4,0,0),(1,0,7,5,100,0),(1,0,7,6,0,0),(1,0,7,7,0,0),(1,0,7,8,0,0),(1,0,7,9,0,0);</text:p>
          </table:table-cell>
        </table:table-row>
        <table:table-row table:style-name="ro1">
          <table:table-cell table:style-name="ce40" office:value-type="float" office:value="100">
            <text:p>100</text:p>
          </table:table-cell>
          <table:table-cell table:number-columns-repeated="5" table:style-name="ce46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style-name="ce46" office:value-type="float" office:value="100">
            <text:p>100</text:p>
          </table:table-cell>
          <table:table-cell table:style-name="ce52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9])-1&amp;&quot;,0,&quot;&amp;[.A9]&amp;&quot;,&quot;&amp;[.A23]&amp;&quot;),(&quot;&amp;[.$G$13]&amp;&quot;,&quot;&amp;[.$H$13]&amp;&quot;,&quot;&amp;ROW([.B9])-1&amp;&quot;,1,&quot;&amp;[.B9]&amp;&quot;,&quot;&amp;[.B23]&amp;&quot;),(&quot;&amp;[.$G$13]&amp;&quot;,&quot;&amp;[.$H$13]&amp;&quot;,&quot;&amp;ROW([.C9])-1&amp;&quot;,2,&quot;&amp;[.C9]&amp;&quot;,&quot;&amp;[.C23]&amp;&quot;),(&quot;&amp;[.$G$13]&amp;&quot;,&quot;&amp;[.$H$13]&amp;&quot;,&quot;&amp;ROW([.D9])-1&amp;&quot;,3,&quot;&amp;[.D9]&amp;&quot;,&quot;&amp;[.D23]&amp;&quot;),(&quot;&amp;[.$G$13]&amp;&quot;,&quot;&amp;[.$H$13]&amp;&quot;,&quot;&amp;ROW([.E9])-1&amp;&quot;,4,&quot;&amp;[.E9]&amp;&quot;,&quot;&amp;[.E23]&amp;&quot;),(&quot;&amp;[.$G$13]&amp;&quot;,&quot;&amp;[.$H$13]&amp;&quot;,&quot;&amp;ROW([.F9])-1&amp;&quot;,5,&quot;&amp;[.F9]&amp;&quot;,&quot;&amp;[.F23]&amp;&quot;),(&quot;&amp;[.$G$13]&amp;&quot;,&quot;&amp;[.$H$13]&amp;&quot;,&quot;&amp;ROW([.G9])-1&amp;&quot;,6,&quot;&amp;[.G9]&amp;&quot;,&quot;&amp;[.G23]&amp;&quot;),(&quot;&amp;[.$G$13]&amp;&quot;,&quot;&amp;[.$H$13]&amp;&quot;,&quot;&amp;ROW([.H9])-1&amp;&quot;,7,&quot;&amp;[.H9]&amp;&quot;,&quot;&amp;[.H23]&amp;&quot;),(&quot;&amp;[.$G$13]&amp;&quot;,&quot;&amp;[.$H$13]&amp;&quot;,&quot;&amp;ROW([.I9])-1&amp;&quot;,8,&quot;&amp;[.I9]&amp;&quot;,&quot;&amp;[.I23]&amp;&quot;),(&quot;&amp;[.$G$13]&amp;&quot;,&quot;&amp;[.$H$13]&amp;&quot;,&quot;&amp;ROW([.J9])-1&amp;&quot;,9,&quot;&amp;[.J9]&amp;&quot;,&quot;&amp;[.J23]&amp;&quot;);&quot;" office:value-type="string" office:string-value="INSERT INTO pola(planszax, planszay, x , y, rodzaj, stwor) VALUES (1,0,8,0,100,0),(1,0,8,1,0,0),(1,0,8,2,0,0),(1,0,8,3,0,0),(1,0,8,4,0,0),(1,0,8,5,0,0),(1,0,8,6,0,0),(1,0,8,7,0,0),(1,0,8,8,100,0),(1,0,8,9,0,0);">
            <text:p>INSERT INTO pola(planszax, planszay, x , y, rodzaj, stwor) VALUES (1,0,8,0,100,0),(1,0,8,1,0,0),(1,0,8,2,0,0),(1,0,8,3,0,0),(1,0,8,4,0,0),(1,0,8,5,0,0),(1,0,8,6,0,0),(1,0,8,7,0,0),(1,0,8,8,100,0),(1,0,8,9,0,0);</text:p>
          </table:table-cell>
        </table:table-row>
        <table:table-row table:style-name="ro1">
          <table:table-cell table:style-name="ce41" office:value-type="float" office:value="100">
            <text:p>100</text:p>
          </table:table-cell>
          <table:table-cell table:number-columns-repeated="8" table:style-name="ce47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5"/>
          <table:table-cell table:formula="of:=&quot;INSERT INTO pola(planszax, planszay, x , y, rodzaj, stwor) VALUES (&quot;&amp;[.$G$13]&amp;&quot;,&quot;&amp;[.$H$13]&amp;&quot;,&quot;&amp;ROW([.A10])-1&amp;&quot;,0,&quot;&amp;[.A10]&amp;&quot;,&quot;&amp;[.A24]&amp;&quot;),(&quot;&amp;[.$G$13]&amp;&quot;,&quot;&amp;[.$H$13]&amp;&quot;,&quot;&amp;ROW([.B10])-1&amp;&quot;,1,&quot;&amp;[.B10]&amp;&quot;,&quot;&amp;[.B24]&amp;&quot;),(&quot;&amp;[.$G$13]&amp;&quot;,&quot;&amp;[.$H$13]&amp;&quot;,&quot;&amp;ROW([.C10])-1&amp;&quot;,2,&quot;&amp;[.C10]&amp;&quot;,&quot;&amp;[.C24]&amp;&quot;),(&quot;&amp;[.$G$13]&amp;&quot;,&quot;&amp;[.$H$13]&amp;&quot;,&quot;&amp;ROW([.D10])-1&amp;&quot;,3,&quot;&amp;[.D10]&amp;&quot;,&quot;&amp;[.D24]&amp;&quot;),(&quot;&amp;[.$G$13]&amp;&quot;,&quot;&amp;[.$H$13]&amp;&quot;,&quot;&amp;ROW([.E10])-1&amp;&quot;,4,&quot;&amp;[.E10]&amp;&quot;,&quot;&amp;[.E24]&amp;&quot;),(&quot;&amp;[.$G$13]&amp;&quot;,&quot;&amp;[.$H$13]&amp;&quot;,&quot;&amp;ROW([.F10])-1&amp;&quot;,5,&quot;&amp;[.F10]&amp;&quot;,&quot;&amp;[.F24]&amp;&quot;),(&quot;&amp;[.$G$13]&amp;&quot;,&quot;&amp;[.$H$13]&amp;&quot;,&quot;&amp;ROW([.G10])-1&amp;&quot;,6,&quot;&amp;[.G10]&amp;&quot;,&quot;&amp;[.G24]&amp;&quot;),(&quot;&amp;[.$G$13]&amp;&quot;,&quot;&amp;[.$H$13]&amp;&quot;,&quot;&amp;ROW([.H10])-1&amp;&quot;,7,&quot;&amp;[.H10]&amp;&quot;,&quot;&amp;[.H24]&amp;&quot;),(&quot;&amp;[.$G$13]&amp;&quot;,&quot;&amp;[.$H$13]&amp;&quot;,&quot;&amp;ROW([.I10])-1&amp;&quot;,8,&quot;&amp;[.I10]&amp;&quot;,&quot;&amp;[.I24]&amp;&quot;),(&quot;&amp;[.$G$13]&amp;&quot;,&quot;&amp;[.$H$13]&amp;&quot;,&quot;&amp;ROW([.J10])-1&amp;&quot;,9,&quot;&amp;[.J10]&amp;&quot;,&quot;&amp;[.J24]&amp;&quot;);&quot;" office:value-type="string" office:string-value="INSERT INTO pola(planszax, planszay, x , y, rodzaj, stwor) VALUES (1,0,9,0,100,0),(1,0,9,1,0,0),(1,0,9,2,0,0),(1,0,9,3,0,0),(1,0,9,4,0,0),(1,0,9,5,0,0),(1,0,9,6,0,0),(1,0,9,7,0,0),(1,0,9,8,0,0),(1,0,9,9,0,0);">
            <text:p>INSERT INTO pola(planszax, planszay, x , y, rodzaj, stwor) VALUES (1,0,9,0,100,0),(1,0,9,1,0,0),(1,0,9,2,0,0),(1,0,9,3,0,0),(1,0,9,4,0,0),(1,0,9,5,0,0),(1,0,9,6,0,0),(1,0,9,7,0,0),(1,0,9,8,0,0),(1,0,9,9,0,0);</text:p>
          </table:table-cell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6"/>
          <table:table-cell table:style-name="Default" office:value-type="string">
            <text:p>X</text:p>
          </table:table-cell>
          <table:table-cell table:style-name="Default" office:value-type="string">
            <text:p>Y</text:p>
          </table:table-cell>
          <table:table-cell table:number-columns-repeated="8"/>
        </table:table-row>
        <table:table-row table:style-name="ro2">
          <table:table-cell office:value-type="string">
            <text:p>PLANSZA NR :</text:p>
          </table:table-cell>
          <table:table-cell table:number-columns-repeated="5"/>
          <table:table-cell table:style-name="ce13" office:value-type="float" office:value="1">
            <text:p>1</text:p>
          </table:table-cell>
          <table:table-cell table:style-name="ce13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4"/>
          <table:table-cell office:value-type="string">
            <text:p>POTWORKI</text:p>
          </table:table-cell>
          <table:table-cell office:value-type="string">
            <text:p>PODŁOŻE</text:p>
          </table:table-cell>
          <table:table-cell office:value-type="string">
            <text:p>PRZESZKODY</text:p>
          </table:table-cell>
          <table:table-cell/>
        </table:table-row>
        <table:table-row table:style-name="ro1">
          <table:table-cell table:style-name="ce42" office:value-type="float" office:value="0">
            <text:p>0</text:p>
          </table:table-cell>
          <table:table-cell table:number-columns-repeated="8" table:style-name="ce48" office:value-type="float" office:value="0">
            <text:p>0</text:p>
          </table:table-cell>
          <table:table-cell table:style-name="ce54" office:value-type="float" office:value="0">
            <text:p>0</text:p>
          </table:table-cell>
          <table:table-cell table:number-columns-repeated="2"/>
          <table:table-cell office:value-type="string">
            <text:p>1-kura</text:p>
          </table:table-cell>
          <table:table-cell office:value-type="string">
            <text:p>0 – trawa</text:p>
          </table:table-cell>
          <table:table-cell office:value-type="string">
            <text:p>100 – drzewo zielone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2"/>
          <table:table-cell office:value-type="string">
            <text:p>2-dzik</text:p>
          </table:table-cell>
          <table:table-cell/>
          <table:table-cell office:value-type="string">
            <text:p>101 – ognisk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4"/>
          <table:table-cell office:value-type="string">
            <text:p>102 – namiot le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4"/>
          <table:table-cell office:value-type="string">
            <text:p>103 – namiot prawo</text:p>
          </table:table-cell>
          <table:table-cell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5" table:style-name="ce49" office:value-type="float" office:value="0">
            <text:p>0</text:p>
          </table:table-cell>
          <table:table-cell table:style-name="ce49" office:value-type="float" office:value="2">
            <text:p>2</text:p>
          </table:table-cell>
          <table:table-cell table:number-columns-repeated="2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office:value-type="string">
            <text:p>potworki</text:p>
          </table:table-cell>
          <table:table-cell table:number-columns-repeated="5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3" office:value-type="float" office:value="0">
            <text:p>0</text:p>
          </table:table-cell>
          <table:table-cell table:number-columns-repeated="8" table:style-name="ce49" office:value-type="float" office:value="0">
            <text:p>0</text:p>
          </table:table-cell>
          <table:table-cell table:style-name="ce55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44" office:value-type="float" office:value="0">
            <text:p>0</text:p>
          </table:table-cell>
          <table:table-cell table:number-columns-repeated="8" table:style-name="ce50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6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4"/>
          <table:table-cell table:number-columns-repeated="2" office:value-type="string">
            <text:p>y</text:p>
          </table:table-cell>
          <table:table-cell table:style-name="Default" office:value-type="string">
            <text:p>y</text:p>
          </table:table-cell>
          <table:table-cell table:style-name="Default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3"/>
          <table:table-cell office:value-type="string">
            <text:p>x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</table:table>
      <table:table table:name="Arkusz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Arkusz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Bez_20_tytułu1" style:display-name="Bez tytułu1" style:family="table-cell" style:parent-style-name="Default">
      <style:table-cell-properties fo:background-color="#333333"/>
    </style:style>
    <style:style style:name="Bez_20_tytułu2" style:display-name="Bez tytułu2" style:family="table-cell" style:parent-style-name="Default">
      <style:table-cell-properties fo:background-color="#808080"/>
    </style:style>
    <style:style style:name="Bez_20_tytułu3" style:display-name="Bez tytułu3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5">15.12.2017</text:date>, <text:time>00:59:15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Janicki</meta:initial-creator>
    <meta:creation-date>2017-12-10T22:13:55.01</meta:creation-date>
    <dc:date>2017-12-15T00:59:15.43</dc:date>
    <dc:creator>Łukasz Janicki</dc:creator>
    <meta:editing-duration>PT6H32M53S</meta:editing-duration>
    <meta:editing-cycles>10</meta:editing-cycles>
    <meta:generator>OpenOffice/4.1.4$Win32 OpenOffice.org_project/414m5$Build-9788</meta:generator>
    <meta:document-statistic meta:table-count="5" meta:cell-count="702" meta:object-count="0"/>
  </office:meta>
</office:document-meta>
</file>